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Men’s Crops? Women’s Crops? Gender Patterns of Cropping in Ghana</text:span>. <text:span text:style-name="Emphasis">World Development</text:span> 30(11): 987-2000. November 2002.</text:p>
      <text:p text:style-name="Standard"/>
      <text:p text:style-name="Text_20_body"><text:a xlink:type="simple" xlink:href="http://www.fao.org/docrep/013/am307e/am307e00.pdf" text:style-name="Internet_20_link" text:visited-style-name="Visited_20_Internet_20_Link"><text:span text:style-name="Strong_20_Emphasis">The Role of Women in Agriculture.</text:span></text:a> Gustavo Anriquez, Andre Croppenstedt,,Cheryl Doss, Stefano Gerosa, Sarah Lowder, Ira Matuschke, Reei Raney and Jakob Skoet, ESA Working Paper No 10-03, August 2010.</text:p>
      <text:p text:style-name="Text_20_body"><text:span text:style-name="Strong_20_Emphasis">Land, Gender, and Food Security.</text:span> Cheryl Doss, Gale Summerfield, and Dzodzi Tsikata. Feminist Economics, 20(1):1-23. 201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0:56:57.706425054</meta:creation-date>
    <dc:date>2015-06-22T11:12:13.669195632</dc:date>
    <meta:editing-duration>PT5S</meta:editing-duration>
    <meta:editing-cycles>1</meta:editing-cycles>
    <meta:document-statistic meta:table-count="0" meta:image-count="0" meta:object-count="0" meta:page-count="1" meta:paragraph-count="3" meta:word-count="61" meta:character-count="434" meta:non-whitespace-character-count="376"/>
    <meta:generator>LibreOffice/4.4.2.2$Linux_X86_64 LibreOffice_project/40m0$Build-2</meta:generator>
  </office:meta>
</office:document-meta>
</file>